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18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1.7689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1.747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7" table:default-cell-style-name="ce5"/>
        <table:table-row table:style-name="ro1">
          <table:table-cell office:value-type="string" calcext:value-type="string">
            <text:p>Separation</text:p>
          </table:table-cell>
          <table:table-cell office:value-type="string" calcext:value-type="string">
            <text:p>Energy (Ry)</text:p>
          </table:table-cell>
          <table:table-cell office:value-type="string" calcext:value-type="string">
            <text:p>Relative energy (eV)</text:p>
          </table:table-cell>
          <table:table-cell office:value-type="string" calcext:value-type="string">
            <text:p>a (A)</text:p>
          </table:table-cell>
          <table:table-cell office:value-type="string" calcext:value-type="string">
            <text:p>b (A)</text:p>
          </table:table-cell>
          <table:table-cell office:value-type="string" calcext:value-type="string">
            <text:p>Area (A^2)</text:p>
          </table:table-cell>
          <table:table-cell office:value-type="string" calcext:value-type="string">
            <text:p>Cleave energy (J/m^2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868.8506029235" calcext:value-type="float">
            <text:p>-1868.8506029235</text:p>
          </table:table-cell>
          <table:table-cell table:formula="of:=([.B2]+1868.8506029235)*13.6" office:value-type="float" office:value="0" calcext:value-type="float">
            <text:p>0</text:p>
          </table:table-cell>
          <table:table-cell office:value-type="float" office:value="3.89" calcext:value-type="float">
            <text:p>3.89</text:p>
          </table:table-cell>
          <table:table-cell office:value-type="float" office:value="3.79" calcext:value-type="float">
            <text:p>3.79</text:p>
          </table:table-cell>
          <table:table-cell table:formula="of:=[.D2]*[.E2]" office:value-type="float" office:value="14.7431" calcext:value-type="float">
            <text:p>14.7431</text:p>
          </table:table-cell>
          <table:table-cell table:formula="of:=[.C2]*16/[.F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868.8422916915" calcext:value-type="float">
            <text:p>-1868.8422916915</text:p>
          </table:table-cell>
          <table:table-cell table:formula="of:=([.B3]+1868.8506029235)*13.6" office:value-type="float" office:value="0.113032755201311" calcext:value-type="float">
            <text:p>0.113032755201311</text:p>
          </table:table-cell>
          <table:table-cell office:value-type="float" office:value="3.89" calcext:value-type="float">
            <text:p>3.89</text:p>
          </table:table-cell>
          <table:table-cell office:value-type="float" office:value="3.79" calcext:value-type="float">
            <text:p>3.79</text:p>
          </table:table-cell>
          <table:table-cell table:formula="of:=[.D3]*[.E3]" office:value-type="float" office:value="14.7431" calcext:value-type="float">
            <text:p>14.7431</text:p>
          </table:table-cell>
          <table:table-cell table:formula="of:=[.C3]*16/[.F3]" office:value-type="float" office:value="0.122669186481878" calcext:value-type="float">
            <text:p>0.12266918648187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868.7968241379" calcext:value-type="float">
            <text:p>-1868.7968241379</text:p>
          </table:table-cell>
          <table:table-cell table:formula="of:=([.B4]+1868.8506029235)*13.6" office:value-type="float" office:value="0.731391484158485" calcext:value-type="float">
            <text:p>0.731391484158485</text:p>
          </table:table-cell>
          <table:table-cell office:value-type="float" office:value="3.89" calcext:value-type="float">
            <text:p>3.89</text:p>
          </table:table-cell>
          <table:table-cell office:value-type="float" office:value="3.79" calcext:value-type="float">
            <text:p>3.79</text:p>
          </table:table-cell>
          <table:table-cell table:formula="of:=[.D4]*[.E4]" office:value-type="float" office:value="14.7431" calcext:value-type="float">
            <text:p>14.7431</text:p>
          </table:table-cell>
          <table:table-cell table:formula="of:=[.C4]*16/[.F4]" office:value-type="float" office:value="0.793745124603086" calcext:value-type="float">
            <text:p>0.79374512460308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868.7892128134" calcext:value-type="float">
            <text:p>-1868.7892128134</text:p>
          </table:table-cell>
          <table:table-cell table:formula="of:=([.B5]+1868.8506029235)*13.6" office:value-type="float" office:value="0.834905497361251" calcext:value-type="float">
            <text:p>0.834905497361251</text:p>
          </table:table-cell>
          <table:table-cell office:value-type="float" office:value="3.89" calcext:value-type="float">
            <text:p>3.89</text:p>
          </table:table-cell>
          <table:table-cell office:value-type="float" office:value="3.79" calcext:value-type="float">
            <text:p>3.79</text:p>
          </table:table-cell>
          <table:table-cell table:formula="of:=[.D5]*[.E5]" office:value-type="float" office:value="14.7431" calcext:value-type="float">
            <text:p>14.7431</text:p>
          </table:table-cell>
          <table:table-cell table:formula="of:=[.C5]*16/[.F5]" office:value-type="float" office:value="0.90608406358093" calcext:value-type="float">
            <text:p>0.9060840635809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868.7859397456" calcext:value-type="float">
            <text:p>-1868.7859397456</text:p>
          </table:table-cell>
          <table:table-cell table:formula="of:=([.B6]+1868.8506029235)*13.6" office:value-type="float" office:value="0.879419219440024" calcext:value-type="float">
            <text:p>0.879419219440024</text:p>
          </table:table-cell>
          <table:table-cell office:value-type="float" office:value="3.89" calcext:value-type="float">
            <text:p>3.89</text:p>
          </table:table-cell>
          <table:table-cell office:value-type="float" office:value="3.79" calcext:value-type="float">
            <text:p>3.79</text:p>
          </table:table-cell>
          <table:table-cell table:formula="of:=[.D6]*[.E6]" office:value-type="float" office:value="14.7431" calcext:value-type="float">
            <text:p>14.7431</text:p>
          </table:table-cell>
          <table:table-cell table:formula="of:=[.C6]*16/[.F6]" office:value-type="float" office:value="0.954392733620499" calcext:value-type="float">
            <text:p>0.95439273362049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868.7842131765" calcext:value-type="float">
            <text:p>-1868.7842131765</text:p>
          </table:table-cell>
          <table:table-cell table:formula="of:=([.B7]+1868.8506029235)*13.6" office:value-type="float" office:value="0.902900559198679" calcext:value-type="float">
            <text:p>0.902900559198679</text:p>
          </table:table-cell>
          <table:table-cell office:value-type="float" office:value="3.89" calcext:value-type="float">
            <text:p>3.89</text:p>
          </table:table-cell>
          <table:table-cell office:value-type="float" office:value="3.79" calcext:value-type="float">
            <text:p>3.79</text:p>
          </table:table-cell>
          <table:table-cell table:formula="of:=[.D7]*[.E7]" office:value-type="float" office:value="14.7431" calcext:value-type="float">
            <text:p>14.7431</text:p>
          </table:table-cell>
          <table:table-cell table:formula="of:=[.C7]*16/[.F7]" office:value-type="float" office:value="0.979875938383302" calcext:value-type="float">
            <text:p>0.97987593838330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868.7819223419" calcext:value-type="float">
            <text:p>-1868.7819223419</text:p>
          </table:table-cell>
          <table:table-cell table:formula="of:=([.B8]+1868.8506029235)*13.6" office:value-type="float" office:value="0.934055909758536" calcext:value-type="float">
            <text:p>0.934055909758536</text:p>
          </table:table-cell>
          <table:table-cell office:value-type="float" office:value="3.89" calcext:value-type="float">
            <text:p>3.89</text:p>
          </table:table-cell>
          <table:table-cell office:value-type="float" office:value="3.79" calcext:value-type="float">
            <text:p>3.79</text:p>
          </table:table-cell>
          <table:table-cell table:formula="of:=[.D8]*[.E8]" office:value-type="float" office:value="14.7431" calcext:value-type="float">
            <text:p>14.7431</text:p>
          </table:table-cell>
          <table:table-cell table:formula="of:=[.C8]*16/[.F8]" office:value-type="float" office:value="1.01368738977125" calcext:value-type="float">
            <text:p>1.0136873897712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 style:data-style-name="N2" text:time-value="21:45:29.6068026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4-30T10:16:12.768821409</meta:creation-date>
    <dc:date>2021-05-03T23:23:39.845604161</dc:date>
    <meta:editing-duration>PT16H23M41S</meta:editing-duration>
    <meta:editing-cycles>6</meta:editing-cycles>
    <meta:generator>LibreOffice/6.3.5.2$Linux_X86_64 LibreOffice_project/30$Build-2</meta:generator>
    <meta:document-statistic meta:table-count="1" meta:cell-count="58" meta:object-count="0"/>
  </office:meta>
</office:document-meta>
</file>